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Cyr" svg:font-family="&quot;Arial Cyr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  <style:text-properties style:font-name="Arial Cyr" style:font-name-asian="Arial Cyr" style:font-name-complex="Arial Cyr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Arial Cyr" style:font-name-asian="Arial Cyr" style:font-name-complex="Arial Cyr" fo:font-size="14pt" style:font-size-asian="14pt" style:font-size-complex="14pt"/>
    </style:style>
    <style:style style:name="co1" style:family="table-column">
      <style:table-column-properties fo:break-before="auto" style:column-width="15.7162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6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54pt" style:use-optimal-row-height="true" fo:break-before="auto"/>
    </style:style>
    <style:style style:name="ro5" style:family="table-row">
      <style:table-row-properties style:row-height="72pt" style:use-optimal-row-height="true" fo:break-before="auto"/>
    </style:style>
    <style:style style:name="ro6" style:family="table-row">
      <style:table-row-properties style:row-height="50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2"/>
        <table:table-column table:style-name="co2" table:number-columns-repeated="1023" table:default-cell-style-name="ce3"/>
        <table:table-column table:style-name="co3" table:number-columns-repeated="15360" table:default-cell-style-name="ce1"/>
        <table:table-row table:style-name="ro1">
          <table:table-cell office:value-type="string" table:style-name="ce2">
            <text:p>Вопрос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Определение и классификация регистров. Условные обозначения.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Сдвиговые регистры. Реализация и работа.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Формальный метод синтеза регистров.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2">
          <table:table-cell office:value-type="string" table:style-name="ce4">
            <text:p>Определение и классификация счетчиков. Условные обозначения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Счетчики с последовательным переносом: прямые, обратные, реверсивные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Счетчики со сквозным переносом: прямые, обратные, реверсивные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Счетчики с параллельным переносом: прямые, обратные, реверсивные.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Счетчики с заданным коэффициентом пересчета: определение, обозначение. Методы построения (перечислить и дать краткую характеристику).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На базе 4-разрядных прямых счетчиков синтезировать прямой счетчик с коэффициентом пересчета 135, используя метод принудительного сброса триггеров.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Синтезировать прямой счетчик с коэффициентом пересчета 6, используя метод пропуска состояний или метод запрета-разрешения счета.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Формальный метод синтеза счетчиков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Дешифраторы: определение, обозначение, классификация. Дешифраторы линейного типа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Дешифраторы: определение, обозначение, классификация. Дешифраторы пирамидного типа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Дешифраторы: определение, обозначение, классификация. Дешифраторы прямоугольного типа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Построение DC в большой разрядности на базе микросхем DC небольшой разрядности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Шифраторы: определение, обозначение, классификация. Построение шифраторов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Мультиплексоры: определение, обозначение, классификация. Построение мультиплексоров.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Наращивание разрядности и количества плеч мультиплексоров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Схемы сравнения на равенство: параллельная и последовательная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Схемы сравнения на "больше" - "равно" - "меньше". Микросхема СП1.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Сумматоры: определение, обозначение, классификация. Построение одноразрядных полных сумматоров. Увеличение разрядности сумматоров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Принципы реализации ускоренного переноса. Оценка ускорения выполнения суммирования.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Элемент ТТЛ с повышенной нагрузочной способностью.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Элементы ТТЛ. Базовый элемент ТТЛ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Ключи на МДП транзисторах. КМДП инвертор. Основные параметры КМДП ИС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Элементы ЭВМ. Классификация. Основные характеристики логических элементов.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Триггеры. Классификация.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Триггеры. JK триггер и его синтез. Синхронные JK и D триггеры.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Триггеры со сложной входной логикой.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Двухступенчатые триггеры (RS, T, JK)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Элементы с открытым коллектором: схема, назначение, подключение.</text:p>
          </table:table-cell>
          <table:table-cell table:number-columns-repeated="16383"/>
        </table:table-row>
        <table:table-row table:number-rows-repeated="15" table:style-name="ro1">
          <table:table-cell table:style-name="ce2"/>
          <table:table-cell table:number-columns-repeated="16383"/>
        </table:table-row>
        <table:table-row table:style-name="ro2">
          <table:table-cell office:value-type="string" table:style-name="ce4">
            <text:p>Синтезировать схему контроля по чётности 8-разрядного кодового слова, используя элементы «Исключающее ИЛИ»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Синтезировать схему контроля по нечётности 8-разрядного кодового слова, используя элементы «Исключающее ИЛИ».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Синтезировать схему преобразователя 4-разрядного кода 2421 (0000, 0001, 0010, 0011, 1010, 1011, 1100, 1101, 1110, 1111) в код 8421, используя элементы основного логического базиса.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Синтезировать схему преобразователя 3-разрядного кода Грея (000, 001, 011, 010, 110, 111, 101, 100) в код 421, используя элементы основного логического базиса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Синтезировать схему RS-триггера со статической синхронизацией, используя элементы основного логического базиса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Синтезировать схему D-триггера со статической синхронизацией, используя элементы основного логического базиса.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Синтезировать схему двухступенчатого JK-триггера со статической синхронизацией, используя асинхронные RS-триггеры <text:s/>и элементы основного логического базиса.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Синтезировать схему двухступенчатого D-триггера со статической синхронизацией, используя асинхронные RS-триггеры <text:s/>и элементы основного логического базиса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Синтезировать схему асинхронного T-триггера, используя элементы основного логического базиса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Синтезировать схему 4-разрядного мультиплексора , используя элементы основного логического базиса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Синтезировать схему 4-разрядного демультиплексора , используя элементы основного логического базиса.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Синтезировать схему 3-разрядного сдвигового (вправо) регистра (со входом последовательного занесения), используя синхронные D-триггеры и элементы основного логического базиса.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Синтезировать схему 3-разрядного сдвигового (влево) регистра (со входом последовательного занесения), используя синхронные D-триггеры и элементы основного логического базиса.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Синтезировать схему 3-разрядного прямого счётчика с коэффициентом пересчёта 8, используя синхронные T-триггеры и элементы основного логического базиса.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Синтезировать схему 3-разрядного обратного счётчика с коэффициентом пересчёта 8, используя синхронные T-триггеры и элементы основного логического базиса.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Синтезировать 4-разрядный реверсивный сдвиговый регистр со входами последовательного занесения и возможностью параллельной загрузки данных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1048511" table:style-name="ro6">
          <table:table-cell table:number-columns-repeated="16384"/>
        </table:table-row>
      </table:table>
      <table:table table:name="Лист2" table:style-name="ta1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1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Cyr" svg:font-family="&quot;Arial Cyr&quot;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Кирилл Жеребцов</dc:creator>
    <meta:creation-date>2019-05-12T17:37:14Z</meta:creation-date>
    <dc:date>2022-06-17T18:54:58Z</dc:date>
    <meta:editing-cycles>8</meta:editing-cycles>
    <meta:editing-duration>PT5544S</meta:editing-duration>
  </office:meta>
</office:document-meta>
</file>